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03e205" officeooo:paragraph-rsid="0003e205"/>
    </style:style>
    <style:style style:name="P4" style:family="paragraph" style:parent-style-name="Text_20_body">
      <style:text-properties officeooo:rsid="0003e205" officeooo:paragraph-rsid="000a7b51"/>
    </style:style>
    <style:style style:name="P5" style:family="paragraph" style:parent-style-name="Text_20_body">
      <style:text-properties officeooo:rsid="0003e205" officeooo:paragraph-rsid="000c4002"/>
    </style:style>
    <style:style style:name="P6" style:family="paragraph" style:parent-style-name="Text_20_body">
      <style:text-properties officeooo:rsid="0003e205" officeooo:paragraph-rsid="000e092a"/>
    </style:style>
    <style:style style:name="P7" style:family="paragraph" style:parent-style-name="Text_20_body">
      <style:text-properties officeooo:rsid="0003e205" officeooo:paragraph-rsid="0014204f"/>
    </style:style>
    <style:style style:name="P8" style:family="paragraph" style:parent-style-name="Text_20_body">
      <style:text-properties officeooo:rsid="0003e205" officeooo:paragraph-rsid="001496fb"/>
    </style:style>
    <style:style style:name="P9" style:family="paragraph" style:parent-style-name="Text_20_body">
      <style:text-properties officeooo:rsid="0003e205" officeooo:paragraph-rsid="0015b1ad"/>
    </style:style>
    <style:style style:name="P10" style:family="paragraph" style:parent-style-name="Text_20_body">
      <style:paragraph-properties fo:text-align="center" style:justify-single-word="false"/>
      <style:text-properties officeooo:paragraph-rsid="0003e205"/>
    </style:style>
    <style:style style:name="P11" style:family="paragraph" style:parent-style-name="Text_20_body">
      <style:text-properties fo:font-weight="bold" officeooo:paragraph-rsid="0013206f" style:font-weight-asian="bold" style:font-weight-complex="bold"/>
    </style:style>
    <style:style style:name="P12" style:family="paragraph" style:parent-style-name="Text_20_body">
      <style:text-properties officeooo:rsid="000b8f15" officeooo:paragraph-rsid="000c4002"/>
    </style:style>
    <style:style style:name="P13" style:family="paragraph" style:parent-style-name="Text_20_body">
      <style:text-properties officeooo:rsid="000b8f15" officeooo:paragraph-rsid="0015b1ad"/>
    </style:style>
    <style:style style:name="P14" style:family="paragraph" style:parent-style-name="Text_20_body">
      <style:text-properties officeooo:paragraph-rsid="000c4002"/>
    </style:style>
    <style:style style:name="P15" style:family="paragraph" style:parent-style-name="Text_20_body">
      <style:text-properties officeooo:rsid="000f677d" officeooo:paragraph-rsid="000f677d"/>
    </style:style>
    <style:style style:name="P16" style:family="paragraph" style:parent-style-name="Text_20_body">
      <style:text-properties officeooo:paragraph-rsid="0013206f"/>
    </style:style>
    <style:style style:name="P17" style:family="paragraph" style:parent-style-name="Heading_20_2">
      <style:text-properties officeooo:rsid="0003e205" officeooo:paragraph-rsid="0011652b"/>
    </style:style>
    <style:style style:name="P18" style:family="paragraph" style:parent-style-name="Heading_20_2">
      <style:text-properties officeooo:paragraph-rsid="0013206f"/>
    </style:style>
    <style:style style:name="P19" style:family="paragraph" style:parent-style-name="Text_20_body">
      <style:text-properties fo:font-weight="bold" officeooo:paragraph-rsid="0013206f" style:font-weight-asian="bold" style:font-weight-complex="bold"/>
    </style:style>
    <style:style style:name="P20" style:family="paragraph" style:parent-style-name="Text_20_body">
      <style:text-properties fo:font-weight="bold" officeooo:rsid="0007fba8" officeooo:paragraph-rsid="0007fba8" style:font-weight-asian="bold" style:font-weight-complex="bold"/>
    </style:style>
    <style:style style:name="P21" style:family="paragraph" style:parent-style-name="Text_20_body">
      <style:text-properties officeooo:rsid="001496fb" officeooo:paragraph-rsid="0015b1ad"/>
    </style:style>
    <style:style style:name="P22" style:family="paragraph" style:parent-style-name="Text_20_body">
      <style:text-properties officeooo:rsid="000f677d" officeooo:paragraph-rsid="001496fb"/>
    </style:style>
    <style:style style:name="P23" style:family="paragraph" style:parent-style-name="Text_20_body">
      <style:text-properties style:font-name="Liberation Sans" fo:font-size="14.1000003814697pt" fo:font-weight="bold" officeooo:rsid="0003e205" officeooo:paragraph-rsid="0003e205" style:font-name-asian="Microsoft YaHei" style:font-size-asian="14.1000003814697pt" style:font-weight-asian="bold" style:font-name-complex="Mangal" style:font-size-complex="14.1000003814697pt" style:font-weight-complex="bold"/>
    </style:style>
    <style:style style:name="P24" style:family="paragraph" style:parent-style-name="Text_20_body">
      <style:text-properties officeooo:rsid="0003e205" officeooo:paragraph-rsid="001e9c5b"/>
    </style:style>
    <style:style style:name="P25" style:family="paragraph" style:parent-style-name="Text_20_body">
      <style:text-properties officeooo:paragraph-rsid="0021241b"/>
    </style:style>
    <style:style style:name="T1" style:family="text">
      <style:text-properties style:font-name="Liberation Sans" fo:font-size="16.1000003814697pt" fo:font-weight="normal" officeooo:rsid="001496fb" style:font-name-asian="Microsoft YaHei" style:font-size-asian="16.1000003814697pt" style:font-weight-asian="normal" style:font-name-complex="Mangal" style:font-size-complex="16.1000003814697pt"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7fba8" style:font-weight-asian="normal" style:font-weight-complex="normal"/>
    </style:style>
    <style:style style:name="T5" style:family="text">
      <style:text-properties fo:font-weight="normal" officeooo:rsid="000f677d" style:font-weight-asian="normal" style:font-weight-complex="normal"/>
    </style:style>
    <style:style style:name="T6" style:family="text">
      <style:text-properties fo:font-weight="normal" officeooo:rsid="0011652b" style:font-weight-asian="normal" style:font-weight-complex="normal"/>
    </style:style>
    <style:style style:name="T7" style:family="text">
      <style:text-properties fo:font-weight="normal" officeooo:rsid="0003e205" style:font-weight-asian="normal" style:font-weight-complex="normal"/>
    </style:style>
    <style:style style:name="T8" style:family="text">
      <style:text-properties officeooo:rsid="00047e11"/>
    </style:style>
    <style:style style:name="T9" style:family="text">
      <style:text-properties officeooo:rsid="00058a59"/>
    </style:style>
    <style:style style:name="T10" style:family="text">
      <style:text-properties officeooo:rsid="00073121"/>
    </style:style>
    <style:style style:name="T11" style:family="text">
      <style:text-properties officeooo:rsid="0007fba8"/>
    </style:style>
    <style:style style:name="T12" style:family="text">
      <style:text-properties fo:font-weight="bold" style:font-weight-asian="bold" style:font-weight-complex="bold"/>
    </style:style>
    <style:style style:name="T13" style:family="text">
      <style:text-properties fo:font-weight="bold" officeooo:rsid="00073121" style:font-weight-asian="bold" style:font-weight-complex="bold"/>
    </style:style>
    <style:style style:name="T14" style:family="text">
      <style:text-properties fo:font-weight="bold" officeooo:rsid="0007fba8" style:font-weight-asian="bold" style:font-weight-complex="bold"/>
    </style:style>
    <style:style style:name="T15" style:family="text">
      <style:text-properties fo:font-weight="bold" officeooo:rsid="00047e11" style:font-weight-asian="bold" style:font-weight-complex="bold"/>
    </style:style>
    <style:style style:name="T16" style:family="text">
      <style:text-properties fo:font-weight="bold" officeooo:rsid="0005e46b" style:font-weight-asian="bold" style:font-weight-complex="bold"/>
    </style:style>
    <style:style style:name="T17" style:family="text">
      <style:text-properties fo:font-weight="bold" officeooo:rsid="0008d8bf" style:font-weight-asian="bold" style:font-weight-complex="bold"/>
    </style:style>
    <style:style style:name="T18" style:family="text">
      <style:text-properties fo:font-weight="bold" officeooo:rsid="0003e205" style:font-weight-asian="bold" style:font-weight-complex="bold"/>
    </style:style>
    <style:style style:name="T19" style:family="text">
      <style:text-properties fo:font-weight="bold" officeooo:rsid="000c4002" style:font-weight-asian="bold" style:font-weight-complex="bold"/>
    </style:style>
    <style:style style:name="T20" style:family="text">
      <style:text-properties fo:font-weight="bold" officeooo:rsid="0015b1ad" style:font-weight-asian="bold" style:font-weight-complex="bold"/>
    </style:style>
    <style:style style:name="T21" style:family="text">
      <style:text-properties officeooo:rsid="000e092a"/>
    </style:style>
    <style:style style:name="T22" style:family="text">
      <style:text-properties officeooo:rsid="0014204f"/>
    </style:style>
    <style:style style:name="T23" style:family="text">
      <style:text-properties officeooo:rsid="001496fb"/>
    </style:style>
    <style:style style:name="T24" style:family="text">
      <style:text-properties officeooo:rsid="0014a591"/>
    </style:style>
    <style:style style:name="T25" style:family="text">
      <style:text-properties officeooo:rsid="001765b9"/>
    </style:style>
    <style:style style:name="T26" style:family="text">
      <style:text-properties officeooo:rsid="0019b342"/>
    </style:style>
    <style:style style:name="T27" style:family="text">
      <style:text-properties officeooo:rsid="001e9c5b"/>
    </style:style>
    <style:style style:name="T28" style:family="text">
      <style:text-properties officeooo:rsid="001f543c"/>
    </style:style>
    <style:style style:name="T29" style:family="text">
      <style:text-properties officeooo:rsid="001fb1fd"/>
    </style:style>
    <style:style style:name="T30" style:family="text">
      <style:text-properties officeooo:rsid="0003e205"/>
    </style:style>
    <style:style style:name="T31" style:family="text">
      <style:text-properties officeooo:rsid="0021241b"/>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Musimilar</text:p>
      <text:p text:style-name="P10"/>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text:a xlink:type="simple" xlink:href="#__RefHeading___Toc1496_2928713821" text:style-name="Index_20_Link" text:visited-style-name="Index_20_Link">MongoDb<text:tab/>3</text:a></text:p>
          <text:p text:style-name="P2"><text:a xlink:type="simple" xlink:href="#__RefHeading___Toc1498_2928713821" text:style-name="Index_20_Link" text:visited-style-name="Index_20_Link">Request/Response: Artist<text:tab/>3</text:a></text:p>
          <text:p text:style-name="P2"><text:a xlink:type="simple" xlink:href="#__RefHeading___Toc1500_2928713821" text:style-name="Index_20_Link" text:visited-style-name="Index_20_Link">Request/Response: User<text:tab/>4</text:a></text:p>
          <text:p text:style-name="P2"><text:a xlink:type="simple" xlink:href="#__RefHeading___Toc1502_2928713821" text:style-name="Index_20_Link" text:visited-style-name="Index_20_Link">Request/Response: Song<text:tab/>4</text:a></text:p>
        </text:index-body>
      </text:table-of-content>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96_2928713821"/><text:soft-page-break/>MongoDb<text:bookmark-end text:name="__RefHeading___Toc1496_2928713821"/></text:h>
      <text:h text:style-name="P17" text:outline-level="2" text:is-list-header="true"><text:bookmark-start text:name="__RefHeading___Toc1498_2928713821"/><text:span text:style-name="T3">Request/</text:span><text:span text:style-name="T4">Response</text:span><text:span text:style-name="T3">: </text:span><text:span text:style-name="T6">Artist</text:span><text:bookmark-end text:name="__RefHeading___Toc1498_2928713821"/></text:h>
      <text:p text:style-name="P15"/>
      <text:p text:style-name="P4"><text:span text:style-name="T12">GET <text:s text:c="4"/><text:tab/></text:span><text:span text:style-name="T15">api</text:span><text:span text:style-name="T12">/artist/</text:span><text:span text:style-name="T16">{</text:span><text:span text:style-name="T19">i</text:span><text:span text:style-name="T16">d} <text:s text:c="4"/></text:span><text:span text:style-name="T10">ili <text:s text:c="4"/></text:span><text:span text:style-name="T13">api/artist/{</text:span><text:span text:style-name="T14">n</text:span><text:span text:style-name="T13">ame} </text:span></text:p>
      <text:p text:style-name="P4"><text:span text:style-name="T14">POST</text:span><text:span text:style-name="T12"> <text:s/><text:tab/></text:span><text:span text:style-name="T15">api</text:span><text:span text:style-name="T12">/artist</text:span></text:p>
      <text:p text:style-name="P5"><text:span text:style-name="T17">PUT <text:s text:c="4"/><text:tab/>api/artist</text:span><text:span text:style-name="T12">/</text:span><text:span text:style-name="T16">{</text:span><text:span text:style-name="T19">i</text:span><text:span text:style-name="T16">d}</text:span></text:p>
      <text:p text:style-name="P12"><text:span text:style-name="T17">D</text:span><text:span text:style-name="T12">ELETE <text:tab/>api/artist</text:span><text:span text:style-name="T18">/</text:span><text:span text:style-name="T16">{</text:span><text:span text:style-name="T19">i</text:span><text:span text:style-name="T16">d}</text:span></text:p>
      <text:p text:style-name="P3">{</text:p>
      <text:p text:style-name="P3"><text:tab/>"<text:span text:style-name="T11">o</text:span><text:span text:style-name="T9">bjectI</text:span>d": "asad",</text:p>
      <text:p text:style-name="P3"><text:tab/>"<text:span text:style-name="T11">n</text:span>ame": "Fleetwood Mac",</text:p>
      <text:p text:style-name="P3"><text:tab/>"genres": ["chillsynth", "spacewave"],</text:p>
      <text:p text:style-name="P3"><text:tab/>"image": "https://i.scdn.co/image/ab67616d00001e020b0bd8a215dec9f663439ac7",</text:p>
      <text:p text:style-name="P3"><text:tab/>"albums": [{</text:p>
      <text:p text:style-name="P3"><text:tab/><text:tab/><text:tab/>"name": "Glow",</text:p>
      <text:p text:style-name="P3"><text:tab/><text:tab/><text:tab/>"release<text:span text:style-name="T28">D</text:span>ate": "2021-08-27",</text:p>
      <text:p text:style-name="P3"><text:tab/><text:tab/><text:tab/>"total_tracks": 3</text:p>
      <text:p text:style-name="P3"><text:tab/><text:tab/>},</text:p>
      <text:p text:style-name="P3"><text:tab/><text:tab/>{</text:p>
      <text:p text:style-name="P3"><text:tab/><text:tab/><text:tab/>"name": "Origin",</text:p>
      <text:p text:style-name="P3"><text:tab/><text:tab/><text:tab/>"release<text:span text:style-name="T29">D</text:span>ate": "2021-02-26",</text:p>
      <text:p text:style-name="P3"><text:tab/><text:tab/><text:tab/>"total<text:span text:style-name="T29">T</text:span>racks": 1</text:p>
      <text:p text:style-name="P24"><text:tab/><text:tab/>}, <text:span text:style-name="T8">{…}</text:span>]</text:p>
      <text:p text:style-name="P24">}</text:p>
      <text:p text:style-name="P3"/>
      <text:p text:style-name="Text_20_body"/>
      <text:p text:style-name="Text_20_body"/>
      <text:p text:style-name="Text_20_body"/>
      <text:p text:style-name="Text_20_body"/>
      <text:p text:style-name="Text_20_body"/>
      <text:h text:style-name="P17" text:outline-level="2" text:is-list-header="true"><text:bookmark-start text:name="__RefHeading___Toc1500_2928713821"/><text:soft-page-break/><text:span text:style-name="T3">Request/</text:span><text:span text:style-name="T4">Response</text:span><text:span text:style-name="T3">: </text:span><text:span text:style-name="T5">User</text:span><text:bookmark-end text:name="__RefHeading___Toc1500_2928713821"/></text:h>
      <text:p text:style-name="P14"/>
      <text:p text:style-name="P5"><text:span text:style-name="T12">GET <text:s text:c="4"/><text:tab/></text:span><text:span text:style-name="T15">api</text:span><text:span text:style-name="T12">/</text:span><text:span text:style-name="T19">user</text:span><text:span text:style-name="T12">/</text:span><text:span text:style-name="T16">{</text:span><text:span text:style-name="T19">i</text:span><text:span text:style-name="T16">d} <text:s text:c="4"/></text:span><text:span text:style-name="T10">ili <text:s text:c="4"/></text:span><text:span text:style-name="T13">api/</text:span><text:span text:style-name="T19">user</text:span><text:span text:style-name="T13">/{</text:span><text:span text:style-name="T14">n</text:span><text:span text:style-name="T13">ame} </text:span></text:p>
      <text:p text:style-name="P5"><text:span text:style-name="T14">POST</text:span><text:span text:style-name="T12"> <text:s/><text:tab/></text:span><text:span text:style-name="T15">api</text:span><text:span text:style-name="T12">/ </text:span><text:span text:style-name="T19">user</text:span></text:p>
      <text:p text:style-name="P5"><text:span text:style-name="T17">PUT <text:s text:c="4"/><text:tab/>api/</text:span><text:span text:style-name="T19">user</text:span><text:span text:style-name="T17">/{</text:span><text:span text:style-name="T19">i</text:span><text:span text:style-name="T17">d}</text:span></text:p>
      <text:p text:style-name="P12"><text:span text:style-name="T17">D</text:span><text:span text:style-name="T12">ELETE <text:tab/>api/</text:span><text:span text:style-name="T19">user</text:span><text:span text:style-name="T12">/</text:span><text:span text:style-name="T17">{</text:span><text:span text:style-name="T19">i</text:span><text:span text:style-name="T17">d}</text:span></text:p>
      <text:p text:style-name="P5">{</text:p>
      <text:p text:style-name="P5"><text:tab/>"<text:span text:style-name="T11">o</text:span><text:span text:style-name="T9">bjectI</text:span>d": "asad",</text:p>
      <text:p text:style-name="P5"><text:tab/>"<text:span text:style-name="T11">n</text:span>ame": "<text:span text:style-name="T22">Mile</text:span>",</text:p>
      <text:p text:style-name="P6"><text:tab/>"<text:span text:style-name="T21">username</text:span>": "<text:span text:style-name="T22">mileha</text:span>",</text:p>
      <text:p text:style-name="P6"><text:tab/>"<text:span text:style-name="T21">password</text:span>": "<text:span text:style-name="T21">snd938rydcldn</text:span>",</text:p>
      <text:p text:style-name="P7"><text:tab/>"<text:span text:style-name="T22">playlists</text:span>": { </text:p>
      <text:p text:style-name="P7"><text:tab/><text:tab/><text:tab/>"<text:span text:style-name="T11">n</text:span>ame": "<text:span text:style-name="T21">Happy</text:span>",</text:p>
      <text:p text:style-name="P7"><text:tab/><text:tab/><text:tab/>"<text:span text:style-name="T21">songs</text:span>": <text:span text:style-name="T21">[</text:span></text:p>
      <text:p text:style-name="P7"><text:span text:style-name="T21"><text:tab/><text:tab/><text:tab/><text:tab/><text:tab/>{ </text:span>"<text:span text:style-name="T11">n</text:span>ame": "<text:span text:style-name="T21">MANGO</text:span>", "<text:span text:style-name="T21">artist</text:span>": "<text:span text:style-name="T21">KAMAUU</text:span>" <text:span text:style-name="T21">},</text:span></text:p>
      <text:p text:style-name="P7"><text:tab/><text:tab/><text:tab/><text:tab/><text:tab/><text:span text:style-name="T21">{ </text:span>"<text:span text:style-name="T11">n</text:span>ame": "<text:span text:style-name="T21">The Brand New Heavies</text:span>", </text:p>
      <text:p text:style-name="P7"><text:tab/><text:tab/><text:tab/><text:tab/><text:tab/> <text:s text:c="2"/>"<text:span text:style-name="T21">artist</text:span>": "<text:span text:style-name="T21">Dream On Dreamer</text:span>" <text:span text:style-name="T21">}, {…}]</text:span></text:p>
      <text:p text:style-name="P7"><text:tab/><text:tab/> <text:s text:c="6"/><text:span text:style-name="T25">}</text:span></text:p>
      <text:p text:style-name="P15">}</text:p>
      <text:p text:style-name="P15"/>
      <text:h text:style-name="P18" text:outline-level="2" text:is-list-header="true"><text:bookmark-start text:name="__RefHeading___Toc1502_2928713821"/><text:span text:style-name="T7">Request/</text:span><text:span text:style-name="T4">Response</text:span><text:span text:style-name="T7">: </text:span><text:span text:style-name="T1">Song<text:line-break/></text:span><text:bookmark-end text:name="__RefHeading___Toc1502_2928713821"/></text:h>
      <text:p text:style-name="P11">acousticness</text:p>
      <text:p text:style-name="P16">A confidence measure from 0.0 to 1.0 of whether the track is acoustic. 1.0 represents high confidence the track is acoustic.</text:p>
      <text:p text:style-name="P11">energy</text:p>
      <text:p text:style-name="P16">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ext:p text:style-name="P16"/>
      <text:p text:style-name="P16"/>
      <text:p text:style-name="P11"><text:soft-page-break/>instrumentalness</text:p>
      <text:p text:style-name="P16">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ext:p text:style-name="P11">time<text:span text:style-name="T27">S</text:span>ignature</text:p>
      <text:p text:style-name="P16">An estimated time signature. The time signature (meter) is a notational convention to specify how many beats are in each bar (or measure). The time signature ranges from 3 to 7 indicating time signatures of "3/4", to "7/4". </text:p>
      <text:p text:style-name="P11">valence</text:p>
      <text:p text:style-name="P16">A measure from 0.0 to 1.0 describing the musical positiveness conveyed by a track. Tracks with high valence sound more positive (e.g. happy, cheerful, euphoric), while tracks with low valence sound more negative (e.g. sad, depressed, angry).</text:p>
      <text:p text:style-name="P16"/>
      <text:p text:style-name="P9"><text:span text:style-name="T12">GET <text:s text:c="4"/><text:tab/></text:span><text:span text:style-name="T15">api</text:span><text:span text:style-name="T12">/</text:span><text:span text:style-name="T20">song</text:span><text:span text:style-name="T12">/</text:span><text:span text:style-name="T16">{</text:span><text:span text:style-name="T19">i</text:span><text:span text:style-name="T16">d} <text:s text:c="4"/></text:span><text:span text:style-name="T10">ili <text:s text:c="4"/></text:span><text:span text:style-name="T13">api/</text:span><text:span text:style-name="T20">song</text:span><text:span text:style-name="T13">/{</text:span><text:span text:style-name="T14">n</text:span><text:span text:style-name="T13">ame} </text:span></text:p>
      <text:p text:style-name="P9"><text:span text:style-name="T14">POST</text:span><text:span text:style-name="T12"> <text:s/><text:tab/></text:span><text:span text:style-name="T15">api</text:span><text:span text:style-name="T12">/</text:span><text:span text:style-name="T20">song</text:span></text:p>
      <text:p text:style-name="P9"><text:span text:style-name="T17">PUT <text:s text:c="4"/><text:tab/>api/</text:span><text:span text:style-name="T20">song</text:span><text:span text:style-name="T17">/{</text:span><text:span text:style-name="T19">i</text:span><text:span text:style-name="T17">d}</text:span></text:p>
      <text:p text:style-name="P13"><text:span text:style-name="T17">D</text:span><text:span text:style-name="T12">ELETE <text:tab/>api/</text:span><text:span text:style-name="T20">song</text:span><text:span text:style-name="T12">/</text:span><text:span text:style-name="T17">{</text:span><text:span text:style-name="T19">i</text:span><text:span text:style-name="T17">d}</text:span></text:p>
      <text:p text:style-name="P8">{</text:p>
      <text:p text:style-name="P8"><text:tab/>"<text:span text:style-name="T11">o</text:span><text:span text:style-name="T9">bjectI</text:span>d": "asad",</text:p>
      <text:p text:style-name="P8"><text:tab/>"<text:span text:style-name="T11">n</text:span>ame": "<text:span text:style-name="T31">LA</text:span>",</text:p>
      <text:p text:style-name="P25"><text:span text:style-name="T30"><text:tab/>"</text:span><text:span text:style-name="T23">artist</text:span><text:span text:style-name="T30">": "</text:span><text:span text:style-name="T2">Boy Harsher</text:span><text:span text:style-name="T30">",</text:span></text:p>
      <text:p text:style-name="P8"><text:tab/>"<text:span text:style-name="T23">audioFeatures</text:span>": <text:span text:style-name="T23">{ </text:span></text:p>
      <text:p text:style-name="P8"><text:tab/><text:tab/><text:tab/><text:tab/>"<text:span text:style-name="T23">acousticness</text:span>" : <text:span text:style-name="T23">0.5,</text:span></text:p>
      <text:p text:style-name="P8"><text:tab/><text:tab/><text:tab/><text:tab/>"energy" : <text:span text:style-name="T24">1</text:span><text:span text:style-name="T23">,</text:span></text:p>
      <text:p text:style-name="P8"><text:tab/><text:tab/><text:tab/><text:tab/>"instrumentalness" : <text:span text:style-name="T23">0.5,</text:span></text:p>
      <text:p text:style-name="P8"><text:tab/><text:tab/><text:tab/><text:tab/>"time<text:span text:style-name="T26">S</text:span>ignature" : <text:span text:style-name="T23">0.5,</text:span></text:p>
      <text:p text:style-name="P9"><text:tab/><text:tab/><text:tab/><text:tab/>"valence" : <text:span text:style-name="T24">1 </text:span></text:p>
      <text:p text:style-name="P21"><text:tab/><text:tab/><text:tab/> <text:s text:c="5"/>}</text:p>
      <text:p text:style-name="P22">}</text:p>
      <text:p text:style-name="Text_20_body"/>
      <text:p text:style-name="Text_20_body"/>
      <text:p text:style-name="P20"/>
      <text:p text:style-name="P20"><text:soft-page-break/></text:p>
      <text:p text:style-name="Text_20_body"/>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Bullet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0T12:31:43.425000000</dc:date>
    <meta:editing-duration>PT3H8M41S</meta:editing-duration>
    <meta:editing-cycles>28</meta:editing-cycles>
    <meta:document-statistic meta:table-count="0" meta:image-count="0" meta:object-count="0" meta:page-count="6" meta:paragraph-count="73" meta:word-count="365" meta:character-count="2742" meta:non-whitespace-character-count="2278"/>
  </office:meta>
</office:document-meta>
</file>